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S PGothic1" svg:font-family="'MS PGothic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SimSun1" svg:font-family="NSimSu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7791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MS PGothic" style:font-name-asian="MS PGothic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MS PGothic" officeooo:paragraph-rsid="000f7791" style:font-name-asian="MS PGothic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MS PGothic" officeooo:paragraph-rsid="000e73fc" style:font-name-asian="MS PGothic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MS PGothic" officeooo:rsid="000f7791" officeooo:paragraph-rsid="000f7791" style:font-name-asian="MS PGothic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f0fff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solid" draw:fill-color="#f0ffff"/>
    </style:style>
    <style:style style:name="P9" style:family="paragraph">
      <style:paragraph-properties fo:text-align="start" style:writing-mode="tb-r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tb-rl">
        <style:tab-stops/>
      </style:paragraph-properties>
      <style:text-properties fo:hyphenate="false"/>
    </style:style>
    <style:style style:name="P11" style:family="paragraph">
      <loext:graphic-properties draw:fill-color="#f5f5dc"/>
      <style:paragraph-properties fo:text-align="center" style:writing-mode="tb-rl"/>
    </style:style>
    <style:style style:name="T1" style:family="text">
      <style:text-properties fo:color="#000000" style:font-name="MS PGothic1" fo:font-size="14pt" fo:font-style="normal" fo:font-weight="normal" style:font-size-asian="14pt" style:font-style-asian="normal" style:font-weight-asian="normal"/>
    </style:style>
    <style:style style:name="T2" style:family="text">
      <style:text-properties fo:color="#000000" fo:font-size="14pt" fo:font-style="normal" fo:font-weight="normal" style:font-size-asian="14pt" style:font-style-asian="normal" style:font-weight-asian="normal"/>
    </style:style>
    <style:style style:name="T3" style:family="text">
      <style:text-properties fo:color="#000000" fo:font-size="14pt" fo:font-style="normal" fo:font-weight="normal" officeooo:rsid="000e73fc" style:font-size-asian="14pt" style:font-style-asian="normal" style:font-weight-asian="normal"/>
    </style:style>
    <style:style style:name="T4" style:family="text">
      <style:text-properties officeooo:rsid="000f7791"/>
    </style:style>
    <style:style style:name="T5" style:family="text">
      <style:text-properties fo:color="#000000" style:font-name="MS PGothic" fo:font-size="14pt" style:font-name-asian="MS PGothic" style:font-size-asian="14pt" style:font-size-complex="14pt"/>
    </style:style>
    <style:style style:name="T6" style:family="text">
      <style:text-properties fo:color="#000000" style:font-name="MS PGothic" fo:font-size="14pt" fo:language="de" fo:country="DE" style:font-name-asian="MS PGothic" style:font-size-asian="14pt" style:font-size-complex="14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5ee" draw:fill="solid" draw:fill-color="#fff5ee" fo:padding="0cm" fo:border="none" style:writing-mode="tb-rl"/>
    </style:style>
    <style:style style:name="gr1" style:family="graphic">
      <style:graphic-properties draw:stroke="none" draw:fill-color="#f0fff0" draw:textarea-horizontal-align="right" draw:textarea-vertical-align="justify" draw:auto-grow-height="false" fo:min-height="3.175cm" fo:min-width="2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2" style:family="graphic">
      <style:graphic-properties draw:stroke="none" svg:stroke-color="#000000" draw:fill="solid" draw:fill-color="#f0ffff" draw:textarea-horizontal-align="right" draw:textarea-vertical-align="justify" draw:auto-grow-height="false" draw:auto-grow-width="true" fo:min-height="3.048cm" fo:min-width="2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3" style:family="graphic">
      <style:graphic-properties draw:stroke="none" draw:fill-color="#f5f5dc" draw:textarea-horizontal-align="center" draw:textarea-vertical-align="top" draw:auto-grow-height="false" draw:auto-grow-width="tru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11.04cm" svg:y="3.298cm" svg:width="2.138cm" draw:z-index="3">
     <draw:text-box fo:min-height="3.112cm">
      <text:p text:style-name="P2"><text:span text:style-name="T2">日本国 2019</text:span></text:p>
      <text:p text:style-name="P4"><text:span text:style-name="T3">Frame</text:span></text:p>
     </draw:text-box>
    </draw:frame><draw:rect text:anchor-type="paragraph" draw:z-index="0" draw:name="Shape3" draw:style-name="gr3" draw:text-style-name="P11" svg:width="2.604cm" svg:height="3.513cm" svg:x="0.499cm" svg:y="3.489cm">
     <text:p text:style-name="P9"><text:span text:style-name="T5">日本国 </text:span><text:span text:style-name="T6">2019</text:span></text:p>
     <text:p text:style-name="P10"><text:span text:style-name="T6">Legacy</text:span></text:p>
     <text:p text:style-name="P10"><text:span text:style-name="T6">Rectangle</text:span></text:p>
    </draw:rect><draw:frame text:anchor-type="paragraph" draw:z-index="1" draw:name="Shape2" draw:style-name="gr2" draw:text-style-name="P8" svg:width="2.266cm" svg:height="3.049cm" svg:x="4.203cm" svg:y="3.552cm">
     <draw:text-box>
      <text:p><text:span text:style-name="T5">日本国 </text:span><text:span text:style-name="T6">2019</text:span></text:p>
      <text:p><text:span text:style-name="T6">Graphic</text:span></text:p>
      <text:p><text:span text:style-name="T6">Text Box “A”</text:span></text:p>
     </draw:text-box>
    </draw:frame><draw:custom-shape text:anchor-type="paragraph" draw:z-index="2" draw:name="Shape4" draw:style-name="gr1" draw:text-style-name="P7" svg:width="2.266cm" svg:height="3.176cm" svg:x="7.632cm" svg:y="3.383cm">
     <text:p text:style-name="P6"><text:span text:style-name="T5">日本国 </text:span><text:span text:style-name="T6">2019</text:span></text:p>
     <text:p text:style-name="P6"><text:span text:style-name="T6">Custom Shape</text:span></text:p>
     <text:p text:style-name="P6"><text:span text:style-name="T6">Rectangle</text:span></text:p>
     <draw:enhanced-geometry svg:viewBox="0 0 21600 21600" draw:type="rectangle" draw:enhanced-path="M 0 0 L 21600 0 21600 21600 0 21600 0 0 Z N"/>
    </draw:custom-shape><text:span text:style-name="T4">Test objec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S PGothic1" svg:font-family="'MS PGothic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SimSun1" svg:font-family="NSimSu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gina Henschel</meta:initial-creator>
    <meta:creation-date>2019-10-21T21:36:36.183000000</meta:creation-date>
    <dc:date>2019-10-21T22:06:13.122000000</dc:date>
    <dc:creator>Regina Henschel</dc:creator>
    <meta:editing-duration>PT13M53S</meta:editing-duration>
    <meta:editing-cycles>6</meta:editing-cycles>
    <meta:generator>B_master/6.4.0.0.alpha0$Windows_X86_64 LibreOffice_project/bad6a946b1850a7f9fb4847e0f17b219a90ff200</meta:generator>
    <meta:document-statistic meta:table-count="0" meta:image-count="0" meta:object-count="0" meta:page-count="1" meta:paragraph-count="3" meta:word-count="7" meta:character-count="25" meta:non-whitespace-character-count="23"/>
  </office:meta>
</office:document-meta>
</file>